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Iterator.isFir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pTool.isFirs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opTool.is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ncedIterator.shif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onCondition.ActionCondition( Action action , Condition cond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opTool.skip( int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opTool.stop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ncedIterator.SyncedIterator( 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.Equals( Object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Iterator.condition( ActionCondition cond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nagedIterator.ge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opTool.ge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ool.stop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dIterator.cacheNext( boolean popWhenDon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oopTool.get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ool.manage( Iterator iterato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Iterator.hasNext( boolean popWhenD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opTool.getIterator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opTool.get( String ke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oopTool.getCoun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quals.test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naged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Iterator.ManagedIterator( String name , Iterator iterator , LoopTool ow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nagedIterator.is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ool.watch( Object obj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nagedIterator.isSyncedWith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pTool.findIterato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opTool.is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pTool.stopTo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oopTool.skip( int number , ManagedIterator ite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nagedIterator.shiftSync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opTool.get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ool.getInd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onCondition.matche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ool.isLas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dItera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Iterator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parison.Comparison( Object compa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Iterator.sync( Object iter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ool.getIndex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dItera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Iterator.exclude( Object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Ite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ool.watch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opTool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Iterato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dIterator.sync( Object iterabl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opTool.skip( int numbe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pTool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dIterator.stop( Object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ool.get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pTool.get( String name , String sync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opTool.sync( Object main , Object sync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edIterato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